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s1_generation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Max</text:p>
          </table:table-cell>
          <table:table-cell table:formula="of:=MAX([.A1:.A10])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Min</text:p>
          </table:table-cell>
          <table:table-cell table:formula="of:=MIN([.A1:.A1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Mean</text:p>
          </table:table-cell>
          <table:table-cell table:formula="of:=AVERAGE([.A1:.A10])" office:value-type="float" office:value="380.6" calcext:value-type="float">
            <text:p>380.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Median</text:p>
          </table:table-cell>
          <table:table-cell table:formula="of:=MEDIAN([.A1:.A10])" office:value-type="float" office:value="413.5" calcext:value-type="float">
            <text:p>413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td.Dev</text:p>
          </table:table-cell>
          <table:table-cell table:formula="of:=COM.MICROSOFT.STDEV.S([.A1:.A10])" office:value-type="float" office:value="169.044504330796" calcext:value-type="float">
            <text:p>169.04450433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Variation</text:p>
          </table:table-cell>
          <table:table-cell table:formula="of:=[.D5]/[.D3]" office:value-type="float" office:value="0.444152665083541" calcext:value-type="float">
            <text:p>0.444152665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18:46.012000000</dc:date>
    <meta:editing-duration>PT12S</meta:editing-duration>
    <meta:editing-cycles>1</meta:editing-cycles>
    <meta:document-statistic meta:table-count="1" meta:cell-count="22" meta:object-count="0"/>
    <meta:generator>LibreOffice/4.4.3.2$Windows_x86 LibreOffice_project/88805f81e9fe61362df02b9941de8e38a9b5fd16</meta:generator>
  </office:meta>
</office:document-meta>
</file>